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091cm" svg:height="8.691cm" svg:x="0.1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22:26.523668193</dc:date>
    <meta:editing-duration>PT3M12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692cm" xlink:href="." xlink:type="simple" chart:class="chart:scatter" chart:style-name="ch1">
        <chart:plot-area chart:style-name="ch2" chart:data-source-has-labels="both" svg:x="0.301cm" svg:y="0.173cm" svg:width="14.49cm" svg:height="8.346cm">
          <chartooo:coordinate-region svg:x="0.843cm" svg:y="0.372cm" svg:width="13.854cm" svg:height="7.94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28587913910472E-015">
                <text:p>-1.28587913910472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65327317884893E-015">
                <text:p>1.6532731788489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